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/>
      </text:list-level-style-number>
      <text:list-level-style-number text:level="2" text:style-name="WW_CharLFO21LVL2" style:num-format="1" text:display-levels="2" text:start-value="2">
        <style:list-level-properties text:space-before="0.25in" text:min-label-width="0.25in"/>
      </text:list-level-style-number>
      <text:list-level-style-number text:level="3" text:style-name="WW_CharLFO21LVL3" style:num-format="1" text:display-levels="3">
        <style:list-level-properties text:space-before="0.25in" text:min-label-width="0.5in"/>
      </text:list-level-style-number>
      <text:list-level-style-number text:level="4" text:style-name="WW_CharLFO21LVL4" style:num-format="1" text:display-levels="4">
        <style:list-level-properties text:space-before="0.25in" text:min-label-width="0.5in"/>
      </text:list-level-style-number>
      <text:list-level-style-number text:level="5" text:style-name="WW_CharLFO21LVL5" style:num-format="1" text:display-levels="5">
        <style:list-level-properties text:space-before="0.25in" text:min-label-width="0.75in"/>
      </text:list-level-style-number>
      <text:list-level-style-number text:level="6" text:style-name="WW_CharLFO21LVL6" style:num-format="1" text:display-levels="6">
        <style:list-level-properties text:space-before="0.25in" text:min-label-width="0.75in"/>
      </text:list-level-style-number>
      <text:list-level-style-number text:level="7" text:style-name="WW_CharLFO21LVL7" style:num-format="1" text:display-levels="7">
        <style:list-level-properties text:space-before="0.25in" text:min-label-width="1in"/>
      </text:list-level-style-number>
      <text:list-level-style-number text:level="8" text:style-name="WW_CharLFO21LVL8" style:num-format="1" text:display-levels="8">
        <style:list-level-properties text:space-before="0.25in" text:min-label-width="1in"/>
      </text:list-level-style-number>
      <text:list-level-style-number text:level="9" text:style-name="WW_CharLFO21LVL9" style:num-format="1" text:display-levels="9">
        <style:list-level-properties text:space-before="0.25in" text:min-label-width="1in"/>
      </text:list-level-style-number>
    </text:list-style>
    <text:list-style style:name="LFO2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in"/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916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prefix="(" style:num-suffix=")" style:num-format="a" style:num-letter-sync="true">
        <style:list-level-properties text:space-before="0.5416in" text:min-label-width="0.5in"/>
      </text:list-level-style-number>
      <text:list-level-style-number text:level="2" style:num-suffix="." style:num-format="a" style:num-letter-sync="true">
        <style:list-level-properties text:space-before="1.0416in" text:min-label-width="0.25in"/>
      </text:list-level-style-number>
      <text:list-level-style-number text:level="3" style:num-suffix="." style:num-format="i">
        <style:list-level-properties fo:text-align="end" text:space-before="1.6666in" text:min-label-width="0.125in"/>
      </text:list-level-style-number>
      <text:list-level-style-number text:level="4" style:num-suffix="." style:num-format="1">
        <style:list-level-properties text:space-before="2.0416in" text:min-label-width="0.25in"/>
      </text:list-level-style-number>
      <text:list-level-style-number text:level="5" style:num-suffix="." style:num-format="a" style:num-letter-sync="true">
        <style:list-level-properties text:space-before="2.5416in" text:min-label-width="0.25in"/>
      </text:list-level-style-number>
      <text:list-level-style-number text:level="6" style:num-suffix="." style:num-format="i">
        <style:list-level-properties fo:text-align="end" text:space-before="3.1666in" text:min-label-width="0.125in"/>
      </text:list-level-style-number>
      <text:list-level-style-number text:level="7" style:num-suffix="." style:num-format="1">
        <style:list-level-properties text:space-before="3.5416in" text:min-label-width="0.25in"/>
      </text:list-level-style-number>
      <text:list-level-style-number text:level="8" style:num-suffix="." style:num-format="a" style:num-letter-sync="true">
        <style:list-level-properties text:space-before="4.0416in" text:min-label-width="0.25in"/>
      </text:list-level-style-number>
      <text:list-level-style-number text:level="9" style:num-suffix="." style:num-format="i">
        <style:list-level-properties fo:text-align="end" text:space-before="4.6666in" text:min-label-width="0.125in"/>
      </text:list-level-style-number>
    </text:list-style>
    <text:list-style style:name="LFO29">
      <text:list-level-style-bullet text:level="1" text:style-name="WW_CharLFO29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29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text-align="center"/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6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style:font-weight-complex="bold" style:font-style-complex="italic" fo:color="#FF0000" fo:font-size="10pt" style:font-size-asian="10pt" style:font-size-complex="10pt"/>
    </style:style>
    <style:style style:name="P7" style:parent-style-name="Normal" style:family="paragraph">
      <style:paragraph-properties style:text-autospace="none" fo:text-align="center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9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style:font-weight-complex="bold" style:font-style-complex="italic" fo:color="#FF0000" fo:font-size="10pt" style:font-size-asian="10pt" style:font-size-complex="10pt"/>
    </style:style>
    <style:style style:name="P10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1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2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3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background-color="#FFFF00"/>
    </style:style>
    <style:style style:name="P16" style:parent-style-name="Normal" style:family="paragraph">
      <style:paragraph-properties fo:text-align="justify"/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8" style:parent-style-name="Normal" style:family="paragraph">
      <style:paragraph-properties style:text-autospace="none" fo:text-align="justify"/>
    </style:style>
    <style:style style:name="T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0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/>
    </style:style>
    <style:style style:name="P21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2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3" style:parent-style-name="Normal" style:family="paragraph">
      <style:paragraph-properties fo:text-align="justify">
        <style:tab-stops>
          <style:tab-stop style:type="left" style:position="0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375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</style:style>
    <style:style style:name="T2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6" style:parent-style-name="Normal" style:family="paragraph">
      <style:paragraph-properties fo:text-align="justify">
        <style:tab-stops>
          <style:tab-stop style:type="left" style:position="0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375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27" style:parent-style-name="Normal" style:family="paragraph">
      <style:paragraph-properties fo:text-align="justify">
        <style:tab-stops>
          <style:tab-stop style:type="left" style:position="0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375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</style:style>
    <style:style style:name="T2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9" style:parent-style-name="Normal" style:family="paragraph">
      <style:paragraph-properties fo:text-align="justify">
        <style:tab-stops>
          <style:tab-stop style:type="left" style:position="0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375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</style:style>
    <style:style style:name="T3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5" style:parent-style-name="Normal" style:family="paragraph">
      <style:paragraph-properties fo:text-align="justify">
        <style:tab-stops>
          <style:tab-stop style:type="left" style:position="0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375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</style:style>
    <style:style style:name="T3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4" style:parent-style-name="Normal" style:family="paragraph">
      <style:paragraph-properties fo:text-align="justify">
        <style:tab-stops>
          <style:tab-stop style:type="left" style:position="0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375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</style:style>
    <style:style style:name="T4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9" style:parent-style-name="Normal" style:family="paragraph">
      <style:paragraph-properties fo:text-align="justify"/>
    </style:style>
    <style:style style:name="T5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" style:parent-style-name="Fuentedepárrafopredeter." style:family="text">
      <style:text-properties style:font-name="Arial" style:font-name-complex="Arial" style:text-position="super 65%" fo:font-size="10pt" style:font-size-asian="10pt" style:font-size-complex="10pt" style:text-underline-type="single" style:text-underline-style="solid" style:text-underline-width="auto" style:text-underline-mode="continuous"/>
    </style:style>
    <style:style style:name="T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4" style:parent-style-name="Normal" style:family="paragraph">
      <style:paragraph-properties fo:text-align="justify"/>
    </style:style>
    <style:style style:name="T55" style:parent-style-name="hps" style:family="text">
      <style:text-properties style:font-name="Arial" style:font-name-complex="Arial" fo:font-size="10pt" style:font-size-asian="10pt" style:font-size-complex="10pt" fo:language="pt" fo:country="PT"/>
    </style:style>
    <style:style style:name="T56" style:parent-style-name="short_text" style:family="text">
      <style:text-properties style:font-name="Arial" style:font-name-complex="Arial" fo:font-size="10pt" style:font-size-asian="10pt" style:font-size-complex="10pt" fo:language="pt" fo:country="PT"/>
    </style:style>
    <style:style style:name="T57" style:parent-style-name="hps" style:family="text">
      <style:text-properties style:font-name="Arial" style:font-name-complex="Arial" fo:font-size="10pt" style:font-size-asian="10pt" style:font-size-complex="10pt" fo:language="pt" fo:country="PT"/>
    </style:style>
    <style:style style:name="T58" style:parent-style-name="short_text" style:family="text">
      <style:text-properties style:font-name="Arial" style:font-name-complex="Arial" fo:font-size="10pt" style:font-size-asian="10pt" style:font-size-complex="10pt" fo:language="pt" fo:country="PT"/>
    </style:style>
    <style:style style:name="T59" style:parent-style-name="hps" style:family="text">
      <style:text-properties style:font-name="Arial" style:font-name-complex="Arial" fo:font-size="10pt" style:font-size-asian="10pt" style:font-size-complex="10pt" fo:language="pt" fo:country="PT"/>
    </style:style>
    <style:style style:name="T60" style:parent-style-name="hps" style:family="text">
      <style:text-properties style:font-name="Arial" style:font-name-complex="Arial" fo:font-size="10pt" style:font-size-asian="10pt" style:font-size-complex="10pt" fo:language="pt" fo:country="PT"/>
    </style:style>
    <style:style style:name="T61" style:parent-style-name="hps" style:family="text">
      <style:text-properties style:font-name="Arial" style:font-name-complex="Arial" fo:font-size="10pt" style:font-size-asian="10pt" style:font-size-complex="10pt" fo:language="pt" fo:country="PT"/>
    </style:style>
    <style:style style:name="T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5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6" style:parent-style-name="Normal" style:family="paragraph">
      <style:paragraph-properties style:text-autospace="none" fo:text-align="justify"/>
    </style:style>
    <style:style style:name="T6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9" style:parent-style-name="Título1" style:family="paragraph">
      <style:text-properties style:font-name="Arial" style:font-name-complex="Arial"/>
    </style:style>
    <style:style style:name="P70" style:parent-style-name="Título1" style:family="paragraph">
      <style:text-properties style:font-name="Arial" style:font-name-complex="Arial"/>
    </style:style>
    <style:style style:name="P71" style:parent-style-name="Título1" style:family="paragraph">
      <style:text-properties style:font-name="Arial" style:font-name-complex="Arial" fo:font-weight="normal" style:font-weight-asian="normal"/>
    </style:style>
    <style:style style:name="P72" style:parent-style-name="Párrafodelista" style:family="paragraph">
      <style:paragraph-properties style:text-autospace="none" fo:text-align="justify" fo:margin-left="0in" fo:margin-right="0.1208in">
        <style:tab-stops/>
      </style:paragraph-properties>
    </style:style>
    <style:style style:name="T7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7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77" style:parent-style-name="Párrafodelista" style:family="paragraph">
      <style:paragraph-properties fo:margin-left="0in" fo:margin-right="0.1208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PT"/>
    </style:style>
    <style:style style:name="P78" style:parent-style-name="Párrafodelista" style:family="paragraph">
      <style:paragraph-properties fo:margin-left="0in" fo:margin-right="0.1208in">
        <style:tab-stops/>
      </style:paragraph-properties>
    </style:style>
    <style:style style:name="T7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80" style:parent-style-name="Párrafodelista" style:family="paragraph">
      <style:paragraph-properties fo:margin-left="0in" fo:margin-right="0.1208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PT"/>
    </style:style>
    <style:style style:name="P81" style:parent-style-name="Párrafodelista" style:family="paragraph">
      <style:paragraph-properties style:text-autospace="none" fo:text-align="justify" fo:margin-left="0in" fo:margin-right="0.1208in">
        <style:tab-stops/>
      </style:paragraph-properties>
    </style:style>
    <style:style style:name="T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84" style:parent-style-name="Fuentedepárrafopredeter.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85" style:parent-style-name="Párrafodelista" style:family="paragraph">
      <style:paragraph-properties style:text-autospace="none" fo:text-align="justify" fo:margin-left="0.0458in" fo:margin-right="0.1208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6" style:parent-style-name="Párrafodelista" style:family="paragraph">
      <style:paragraph-properties style:text-autospace="none" fo:text-align="justify" fo:margin-left="0in" fo:margin-right="0.1208in">
        <style:tab-stops/>
      </style:paragraph-properties>
    </style:style>
    <style:style style:name="T8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8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8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9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91" style:parent-style-name="Párrafodelista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PT"/>
    </style:style>
    <style:style style:name="P92" style:parent-style-name="Párrafodelista" style:family="paragraph">
      <style:paragraph-properties style:text-autospace="none" fo:text-align="justify" fo:margin-left="0in" fo:margin-right="0.1208in">
        <style:tab-stops/>
      </style:paragraph-properties>
    </style:style>
    <style:style style:name="T9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9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9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96" style:parent-style-name="Título1" style:family="paragraph">
      <style:text-properties style:font-name="Arial" style:font-name-complex="Arial" fo:font-weight="normal" style:font-weight-asian="normal"/>
    </style:style>
    <style:style style:name="P97" style:parent-style-name="Título1" style:family="paragraph">
      <style:paragraph-properties fo:margin-left="0.1972in" fo:text-indent="-0.1972in">
        <style:tab-stops/>
      </style:paragraph-properties>
    </style:style>
    <style:style style:name="T98" style:parent-style-name="Fuentedepárrafopredeter." style:family="text">
      <style:text-properties style:font-name="Arial" style:font-name-complex="Arial" fo:font-weight="normal" style:font-weight-asian="normal"/>
    </style:style>
    <style:style style:name="T99" style:parent-style-name="Fuentedepárrafopredeter." style:family="text">
      <style:text-properties style:font-name="Arial" style:font-name-complex="Arial" fo:font-weight="normal" style:font-weight-asian="normal"/>
    </style:style>
    <style:style style:name="T100" style:parent-style-name="Fuentedepárrafopredeter." style:family="text">
      <style:text-properties style:font-name="Arial" style:font-name-complex="Arial" fo:color="#FF0000"/>
    </style:style>
    <style:style style:name="P101" style:parent-style-name="Título1" style:family="paragraph">
      <style:text-properties style:font-name="Arial" style:font-name-asian="Calibri" style:font-name-complex="Arial" fo:font-weight="normal" style:font-weight-asian="normal"/>
    </style:style>
    <style:style style:name="P102" style:parent-style-name="Título1" style:family="paragraph">
      <style:text-properties style:font-name="Arial" style:font-name-complex="Arial"/>
    </style:style>
    <style:style style:name="P103" style:parent-style-name="Título1" style:family="paragraph">
      <style:text-properties style:font-name="Arial" style:font-name-complex="Arial" fo:font-weight="normal" style:font-weight-asian="normal"/>
    </style:style>
    <style:style style:name="P104" style:parent-style-name="Párrafodelista" style:family="paragraph">
      <style:paragraph-properties style:text-autospace="none" fo:text-align="justify" fo:margin-left="0in">
        <style:tab-stops/>
      </style:paragraph-properties>
    </style:style>
    <style:style style:name="T105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106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107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08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09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10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11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1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113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14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1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116" style:parent-style-name="Textoindependiente3" style:family="paragraph">
      <style:paragraph-properties fo:margin-right="0.1222in"/>
      <style:text-properties style:font-name="Arial" style:font-name-complex="Arial" style:font-weight-complex="bold" fo:font-size="10pt" style:font-size-asian="10pt" fo:language="en" fo:country="US"/>
    </style:style>
    <style:style style:name="P117" style:parent-style-name="Textoindependiente3" style:family="paragraph">
      <style:paragraph-properties fo:margin-right="0.1222in"/>
    </style:style>
    <style:style style:name="T118" style:parent-style-name="Fuentedepárrafopredeter." style:family="text">
      <style:text-properties style:font-name="Arial" style:font-name-complex="Arial" fo:color="#000000" fo:font-size="10pt" style:font-size-asian="10pt"/>
    </style:style>
    <style:style style:name="P119" style:parent-style-name="Título1" style:family="paragraph">
      <style:text-properties style:font-name="Arial" style:font-name-complex="Arial" fo:font-weight="normal" style:font-weight-asian="normal" fo:language="pt" fo:country="PT"/>
    </style:style>
    <style:style style:name="P120" style:parent-style-name="Título1" style:family="paragraph">
      <style:text-properties style:font-name="Arial" style:font-name-complex="Arial"/>
    </style:style>
    <style:style style:name="P121" style:parent-style-name="Título1" style:family="paragraph">
      <style:text-properties style:font-name="Arial" style:font-name-complex="Arial"/>
    </style:style>
    <style:style style:name="T122" style:parent-style-name="Fuentedepárrafopredeter." style:family="text">
      <style:text-properties style:font-name="Arial" style:font-name-complex="Arial" fo:font-weight="normal" style:font-weight-asian="normal" fo:color="#000000"/>
    </style:style>
    <style:style style:name="T123" style:parent-style-name="Fuentedepárrafopredeter." style:family="text">
      <style:text-properties style:font-name="Arial" style:font-name-complex="Arial" fo:font-weight="normal" style:font-weight-asian="normal" fo:color="#000000"/>
    </style:style>
    <style:style style:name="T124" style:parent-style-name="Fuentedepárrafopredeter." style:family="text">
      <style:text-properties style:font-name="Arial" style:font-name-complex="Arial" fo:font-weight="normal" style:font-weight-asian="normal" fo:color="#000000"/>
    </style:style>
    <style:style style:name="T125" style:parent-style-name="Fuentedepárrafopredeter." style:family="text">
      <style:text-properties style:font-name="Arial" style:font-name-complex="Arial" fo:font-weight="normal" style:font-weight-asian="normal" fo:color="#000000" fo:language="pt" fo:country="PT"/>
    </style:style>
    <style:style style:name="T126" style:parent-style-name="Fuentedepárrafopredeter." style:family="text">
      <style:text-properties style:font-name="Arial" style:font-name-complex="Arial" fo:font-weight="normal" style:font-weight-asian="normal" fo:color="#000000"/>
    </style:style>
    <style:style style:name="T127" style:parent-style-name="Fuentedepárrafopredeter." style:family="text">
      <style:text-properties style:font-name="Arial" style:font-name-complex="Arial" fo:color="#000000"/>
    </style:style>
    <style:style style:name="T128" style:parent-style-name="Fuentedepárrafopredeter." style:family="text">
      <style:text-properties style:font-name="Arial" style:font-name-complex="Arial" fo:font-weight="normal" style:font-weight-asian="normal" fo:color="#000000"/>
    </style:style>
    <style:style style:name="T129" style:parent-style-name="Fuentedepárrafopredeter." style:family="text">
      <style:text-properties style:font-name="Arial" style:font-name-complex="Arial" fo:font-weight="normal" style:font-weight-asian="normal" fo:color="#000000" fo:language="pt" fo:country="PT"/>
    </style:style>
    <style:style style:name="P130" style:parent-style-name="Título1" style:family="paragraph">
      <style:text-properties style:font-name="Arial" style:font-name-complex="Arial" fo:font-weight="normal" style:font-weight-asian="normal" fo:color="#000000" fo:language="pt" fo:country="PT"/>
    </style:style>
    <style:style style:name="T131" style:parent-style-name="Fuentedepárrafopredeter." style:family="text">
      <style:text-properties style:font-name="Arial" style:font-name-complex="Arial" fo:font-weight="normal" style:font-weight-asian="normal" fo:color="#000000"/>
    </style:style>
    <style:style style:name="P132" style:parent-style-name="Título1" style:family="paragraph">
      <style:text-properties style:font-name="Arial" style:font-name-complex="Arial" fo:color="#000000"/>
    </style:style>
    <style:style style:name="P133" style:parent-style-name="Título1" style:family="paragraph">
      <style:text-properties style:font-name="Arial" style:font-name-complex="Arial"/>
    </style:style>
    <style:style style:name="P13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135" style:parent-style-name="Fuentedepárrafopredeter." style:family="text">
      <style:text-properties style:font-name="Arial" style:font-name-complex="Arial" fo:font-weight="normal" style:font-weight-asian="normal"/>
    </style:style>
    <style:style style:name="T136" style:parent-style-name="Fuentedepárrafopredeter." style:family="text">
      <style:text-properties style:font-name="Arial" style:font-name-complex="Arial"/>
    </style:style>
    <style:style style:name="T137" style:parent-style-name="Fuentedepárrafopredeter." style:family="text">
      <style:text-properties style:font-name="Arial" style:font-name-complex="Arial" fo:language="pt" fo:country="PT"/>
    </style:style>
    <style:style style:name="T138" style:parent-style-name="Fuentedepárrafopredeter." style:family="text">
      <style:text-properties style:font-name="Arial" style:font-name-complex="Arial" fo:font-weight="normal" style:font-weight-asian="normal" fo:language="pt" fo:country="PT"/>
    </style:style>
    <style:style style:name="T139" style:parent-style-name="Fuentedepárrafopredeter." style:family="text">
      <style:text-properties style:font-name="Arial" style:font-name-complex="Arial" fo:font-weight="normal" style:font-weight-asian="normal"/>
    </style:style>
    <style:style style:name="T140" style:parent-style-name="Fuentedepárrafopredeter." style:family="text">
      <style:text-properties style:font-name="Arial" style:font-name-complex="Arial" fo:font-weight="normal" style:font-weight-asian="normal"/>
    </style:style>
    <style:style style:name="T141" style:parent-style-name="Fuentedepárrafopredeter." style:family="text">
      <style:text-properties style:font-name="Arial" style:font-name-complex="Arial" fo:font-weight="normal" style:font-weight-asian="normal" fo:language="pt" fo:country="PT"/>
    </style:style>
    <style:style style:name="T142" style:parent-style-name="Fuentedepárrafopredeter." style:family="text">
      <style:text-properties style:font-name="Arial" style:font-name-complex="Arial" fo:font-weight="normal" style:font-weight-asian="normal" fo:language="pt" fo:country="PT"/>
    </style:style>
    <style:style style:name="T143" style:parent-style-name="Fuentedepárrafopredeter." style:family="text">
      <style:text-properties style:font-name="Arial" style:font-name-complex="Arial" fo:font-weight="normal" style:font-weight-asian="normal" fo:language="pt" fo:country="PT"/>
    </style:style>
    <style:style style:name="T144" style:parent-style-name="Fuentedepárrafopredeter." style:family="text">
      <style:text-properties style:font-name="Arial" style:font-name-complex="Arial" fo:font-weight="normal" style:font-weight-asian="normal" fo:language="pt" fo:country="PT"/>
    </style:style>
    <style:style style:name="T145" style:parent-style-name="Fuentedepárrafopredeter." style:family="text">
      <style:text-properties style:font-name="Arial" style:font-name-complex="Arial" fo:font-weight="normal" style:font-weight-asian="normal"/>
    </style:style>
    <style:style style:name="P146" style:parent-style-name="Textoindependiente3" style:family="paragraph">
      <style:paragraph-properties fo:margin-right="0.1208in"/>
      <style:text-properties style:font-name="Arial" style:font-name-complex="Arial" style:font-weight-complex="bold" fo:font-size="10pt" style:font-size-asian="10pt"/>
    </style:style>
    <style:style style:name="P147" style:parent-style-name="Normal" style:family="paragraph">
      <style:paragraph-properties style:text-autospace="none" fo:text-align="justify" fo:margin-right="-0.3937in"/>
    </style:style>
    <style:style style:name="T1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51" style:parent-style-name="Normal" style:family="paragraph">
      <style:paragraph-properties style:text-autospace="none" fo:text-align="justify" fo:margin-right="-0.3937in"/>
      <style:text-properties style:font-name="Arial" style:font-name-complex="Arial" style:font-weight-complex="bold" fo:color="#000000" fo:font-size="10pt" style:font-size-asian="10pt" style:font-size-complex="10pt"/>
    </style:style>
    <style:style style:name="P152" style:parent-style-name="Normal" style:family="paragraph">
      <style:paragraph-properties style:text-autospace="none"/>
      <style:text-properties style:font-name="Arial" style:font-name-complex="Arial" style:font-weight-complex="bold" fo:color="#000000" fo:font-size="10pt" style:font-size-asian="10pt" style:font-size-complex="10pt"/>
    </style:style>
    <style:style style:name="P153" style:parent-style-name="Normal" style:family="paragraph">
      <style:paragraph-properties style:text-autospace="none"/>
      <style:text-properties style:font-name="Arial" style:font-name-complex="Arial" style:font-weight-complex="bold" fo:color="#000000" fo:font-size="10pt" style:font-size-asian="10pt" style:font-size-complex="10pt"/>
    </style:style>
    <style:style style:name="P154" style:parent-style-name="Normal" style:family="paragraph">
      <style:paragraph-properties style:text-autospace="none" fo:text-align="justify" fo:background-color="#D9D9D9"/>
    </style:style>
    <style:style style:name="T155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15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15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15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159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160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161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63" style:parent-style-name="Normal" style:family="paragraph">
      <style:paragraph-properties fo:text-align="justify"/>
    </style:style>
    <style:style style:name="T16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6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6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67" style:parent-style-name="Normal" style:family="paragraph">
      <style:paragraph-properties fo:text-align="justify"/>
    </style:style>
    <style:style style:name="T16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6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7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1" style:parent-style-name="Normal" style:family="paragraph">
      <style:paragraph-properties style:text-autospace="none" fo:text-align="justify"/>
    </style:style>
    <style:style style:name="T17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7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7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5" style:parent-style-name="Normal" style:family="paragraph">
      <style:paragraph-properties style:text-autospace="none" fo:text-align="justify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176" style:parent-style-name="Normal" style:family="paragraph">
      <style:paragraph-properties style:text-autospace="none" fo:text-align="justify" fo:background-color="#D9D9D9"/>
    </style:style>
    <style:style style:name="T17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17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17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80" style:parent-style-name="Normal" style:family="paragraph">
      <style:paragraph-properties fo:text-align="justify"/>
    </style:style>
    <style:style style:name="T18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8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8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84" style:parent-style-name="Normal" style:family="paragraph">
      <style:paragraph-properties fo:text-align="justify"/>
    </style:style>
    <style:style style:name="T18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8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8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88" style:parent-style-name="Normal" style:family="paragraph">
      <style:paragraph-properties style:text-autospace="none" fo:text-align="justify"/>
    </style:style>
    <style:style style:name="T18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9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9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92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193" style:parent-style-name="Normal" style:family="paragraph">
      <style:paragraph-properties style:text-autospace="none" fo:text-align="justify" fo:background-color="#D9D9D9"/>
    </style:style>
    <style:style style:name="T194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195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196" style:parent-style-name="Fuentedepárrafopredeter." style:family="text">
      <style:text-properties style:font-name="Arial" style:font-name-complex="Arial" fo:font-weight="bold" style:font-weight-asian="bold" style:font-weight-complex="bold" fo:color="#008000" fo:font-size="10pt" style:font-size-asian="10pt" style:font-size-complex="10pt" fo:language="en" fo:country="US"/>
    </style:style>
    <style:style style:name="T19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19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99" style:parent-style-name="Normal" style:family="paragraph">
      <style:paragraph-properties fo:text-align="justify"/>
    </style:style>
    <style:style style:name="T20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0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0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03" style:parent-style-name="Normal" style:family="paragraph">
      <style:paragraph-properties fo:text-align="justify"/>
    </style:style>
    <style:style style:name="T20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0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0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07" style:parent-style-name="Normal" style:family="paragraph">
      <style:paragraph-properties style:text-autospace="none" fo:text-align="justify"/>
    </style:style>
    <style:style style:name="T20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0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1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12" style:parent-style-name="Normal" style:family="paragraph">
      <style:paragraph-properties style:text-autospace="none" fo:text-align="justify"/>
      <style:text-properties style:font-name="Arial" style:font-name-complex="Arial" style:font-weight-complex="bold" fo:font-size="10pt" style:font-size-asian="10pt" style:font-size-complex="10pt"/>
    </style:style>
    <style:style style:name="P213" style:parent-style-name="Normal" style:family="paragraph">
      <style:paragraph-properties fo:text-align="justify" fo:background-color="#D9D9D9"/>
    </style:style>
    <style:style style:name="T214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215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21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18" style:parent-style-name="Normal" style:family="paragraph">
      <style:paragraph-properties fo:text-align="justify"/>
    </style:style>
    <style:style style:name="T2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2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2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22" style:parent-style-name="Normal" style:family="paragraph">
      <style:paragraph-properties fo:text-align="justify"/>
    </style:style>
    <style:style style:name="T22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2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2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26" style:parent-style-name="Normal" style:family="paragraph">
      <style:paragraph-properties style:text-autospace="none" fo:text-align="justify"/>
    </style:style>
    <style:style style:name="T22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2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2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31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232" style:parent-style-name="Normal" style:family="paragraph">
      <style:paragraph-properties fo:text-align="justify" fo:margin-right="0.109in"/>
    </style:style>
    <style:style style:name="T233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2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35" style:parent-style-name="Normal" style:family="paragraph">
      <style:paragraph-properties fo:text-align="justify" fo:margin-right="0.109in"/>
      <style:text-properties style:font-name="Arial" style:font-name-complex="Arial" fo:font-weight="bold" style:font-weight-asian="bold" fo:font-size="10pt" style:font-size-asian="10pt" style:font-size-complex="10pt"/>
    </style:style>
    <style:style style:name="P236" style:parent-style-name="Textoindependiente2" style:family="paragraph">
      <style:text-properties style:font-name="Arial" style:font-name-complex="Arial" fo:font-size="10pt" style:font-size-asian="10pt"/>
    </style:style>
    <style:style style:name="P237" style:parent-style-name="Textoindependiente2" style:family="paragraph">
      <style:text-properties style:font-name="Arial" style:font-name-complex="Arial" fo:font-size="10pt" style:font-size-asian="10pt"/>
    </style:style>
    <style:style style:name="TableColumn239" style:family="table-column">
      <style:table-column-properties style:column-width="2.7347in"/>
    </style:style>
    <style:style style:name="TableColumn240" style:family="table-column">
      <style:table-column-properties style:column-width="2.9625in"/>
    </style:style>
    <style:style style:name="Table238" style:family="table">
      <style:table-properties style:width="5.6972in" fo:margin-left="0.1881in" table:align="center"/>
    </style:style>
    <style:style style:name="TableRow241" style:family="table-row">
      <style:table-row-properties style:min-row-height="0.2763in"/>
    </style:style>
    <style:style style:name="TableCell242" style:family="table-cell">
      <style:table-cell-properties fo:border="0.0069in solid #000000" fo:background-color="#C4BC96" style:vertical-align="middle" fo:padding-top="0in" fo:padding-left="0.0486in" fo:padding-bottom="0in" fo:padding-right="0.0486in"/>
    </style:style>
    <style:style style:name="P243" style:parent-style-name="Párrafodelista" style:family="paragraph">
      <style:paragraph-properties style:text-autospace="none" fo:text-align="center" fo:margin-left="0.059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4" style:family="table-cell">
      <style:table-cell-properties fo:border="0.0069in solid #000000" fo:background-color="#C4BC96" style:vertical-align="middle" fo:padding-top="0in" fo:padding-left="0.0486in" fo:padding-bottom="0in" fo:padding-right="0.0486in"/>
    </style:style>
    <style:style style:name="P245" style:parent-style-name="Párrafodelista" style:family="paragraph">
      <style:paragraph-properties style:text-autospace="none" fo:text-align="center" fo:margin-left="0.059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246" style:family="table-row">
      <style:table-row-properties style:min-row-height="0.318in"/>
    </style:style>
    <style:style style:name="TableCell24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8" style:parent-style-name="Párrafodelista" style:family="paragraph">
      <style:paragraph-properties style:text-autospace="none" fo:text-align="center" fo:margin-left="0.059in">
        <style:tab-stops/>
      </style:paragraph-properties>
    </style:style>
    <style:style style:name="T249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Cell25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1" style:parent-style-name="Párrafodelista" style:family="paragraph">
      <style:paragraph-properties style:text-autospace="none" fo:text-align="center" fo:margin-left="0.059in">
        <style:tab-stops/>
      </style:paragraph-properties>
    </style:style>
    <style:style style:name="T252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253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/>
    </style:style>
    <style:style style:name="P254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</style:style>
    <style:style style:name="T2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57" style:parent-style-name="Párrafodelista" style:family="paragraph">
      <style:paragraph-properties fo:text-align="justify" fo:margin-left="0in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25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5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261" style:family="table-column">
      <style:table-column-properties style:column-width="1.6111in"/>
    </style:style>
    <style:style style:name="TableColumn262" style:family="table-column">
      <style:table-column-properties style:column-width="1.8923in"/>
    </style:style>
    <style:style style:name="TableColumn263" style:family="table-column">
      <style:table-column-properties style:column-width="2.1618in"/>
    </style:style>
    <style:style style:name="Table260" style:family="table">
      <style:table-properties style:width="5.6652in" fo:margin-left="0in" table:align="center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26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8" style:parent-style-name="Normal" style:family="paragraph">
      <style:paragraph-properties fo:margin-left="0.0791in" fo:margin-right="0.0173in">
        <style:tab-stops/>
      </style:paragraph-properties>
    </style:style>
    <style:style style:name="T26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71" style:parent-style-name="Normal" style:family="paragraph">
      <style:paragraph-properties fo:margin-left="0.0201in" fo:text-indent="-0.0201in">
        <style:tab-stops/>
      </style:paragraph-properties>
    </style:style>
    <style:style style:name="T27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75" style:parent-style-name="Normal" style:family="paragraph">
      <style:paragraph-properties fo:text-align="justify" fo:margin-left="0.05in" fo:text-indent="-0.05in">
        <style:tab-stops/>
      </style:paragraph-properties>
    </style:style>
    <style:style style:name="T2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7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78" style:parent-style-name="Normal" style:family="paragraph">
      <style:paragraph-properties fo:margin-left="0.0791in" fo:margin-right="0.0173in">
        <style:tab-stops/>
      </style:paragraph-properties>
    </style:style>
    <style:style style:name="T2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8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81" style:parent-style-name="Normal" style:family="paragraph">
      <style:paragraph-properties fo:margin-left="0.0631in">
        <style:tab-stops/>
      </style:paragraph-properties>
    </style:style>
    <style:style style:name="T2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83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284" style:parent-style-name="Normal" style:family="paragraph">
      <style:paragraph-properties style:text-autospace="none" fo:text-align="justify" fo:margin-left="0.0986in">
        <style:tab-stops/>
      </style:paragraph-properties>
    </style:style>
    <style:style style:name="T28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87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/>
    </style:style>
    <style:style style:name="P288" style:parent-style-name="Párrafodelista" style:family="paragraph">
      <style:paragraph-properties fo:text-align="justify" fo:margin-left="0in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289" style:parent-style-name="Normal" style:family="paragraph">
      <style:paragraph-properties fo:text-align="justify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290" style:parent-style-name="Normal" style:family="paragraph">
      <style:paragraph-properties fo:text-align="justify"/>
      <style:text-properties style:font-name="Arial" style:font-name-complex="Arial" fo:color="#000000" fo:font-size="10pt" style:font-size-asian="10pt" style:font-size-complex="10pt"/>
    </style:style>
    <style:style style:name="P291" style:parent-style-name="Normal" style:family="paragraph">
      <style:paragraph-properties fo:text-align="justify"/>
      <style:text-properties style:font-name="Arial" style:font-name-complex="Arial" fo:color="#000000" fo:font-size="10pt" style:font-size-asian="10pt" style:font-size-complex="10pt"/>
    </style:style>
    <style:style style:name="P292" style:parent-style-name="Normal" style:family="paragraph">
      <style:paragraph-properties fo:text-align="justify" fo:text-indent="0.1972in"/>
    </style:style>
    <style:style style:name="T29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95" style:parent-style-name="Fuentedepárrafopredeter." style:family="text">
      <style:text-properties style:font-name="Arial" style:font-name-complex="Arial" fo:font-size="10pt" style:font-size-asian="10pt" style:font-size-complex="10pt" fo:background-color="#FFFFFF"/>
    </style:style>
    <style:style style:name="T296" style:parent-style-name="Fuentedepárrafopredeter." style:family="text">
      <style:text-properties style:font-name="Arial" style:font-name-complex="Arial" fo:font-size="10pt" style:font-size-asian="10pt" style:font-size-complex="10pt" fo:background-color="#FFFFFF"/>
    </style:style>
    <style:style style:name="P297" style:parent-style-name="Párrafodelista" style:family="paragraph">
      <style:paragraph-properties fo:text-align="justify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98" style:parent-style-name="Normal" style:family="paragraph">
      <style:paragraph-properties fo:text-align="justify" fo:text-indent="0.1972in"/>
    </style:style>
    <style:style style:name="T2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03" style:parent-style-name="Párrafodelista" style:family="paragraph">
      <style:paragraph-properties fo:text-align="justify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04" style:parent-style-name="Normal" style:family="paragraph">
      <style:paragraph-properties fo:text-align="justify" fo:text-indent="0.1972in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7" style:parent-style-name="Fuentedepárrafopredeter." style:family="text">
      <style:text-properties style:font-name="Arial" style:font-name-complex="Arial" fo:font-size="10pt" style:font-size-asian="10pt" style:font-size-complex="10pt" fo:background-color="#FFFFFF"/>
    </style:style>
    <style:style style:name="T30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11" style:parent-style-name="Párrafodelista" style:family="paragraph">
      <style:paragraph-properties style:text-autospace="none" fo:text-align="justify" fo:margin-left="0in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312" style:parent-style-name="Párrafodelista" style:family="paragraph">
      <style:paragraph-properties style:text-autospace="none" fo:text-align="justify" fo:margin-left="0in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31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314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31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31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31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18" style:parent-style-name="Normal" style:family="paragraph">
      <style:paragraph-properties style:text-autospace="none" fo:text-align="justify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complex="Arial" fo:color="#000000" fo:font-size="10pt" style:font-size-asian="10pt" style:font-size-complex="10pt"/>
    </style:style>
    <style:style style:name="P319" style:parent-style-name="Normal" style:family="paragraph">
      <style:paragraph-properties style:text-autospace="none" fo:text-align="justify"/>
    </style:style>
    <style:style style:name="T32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9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330" style:parent-style-name="Normal" style:family="paragraph">
      <style:paragraph-properties style:text-autospace="none" fo:text-align="justify"/>
      <style:text-properties style:font-name="Arial" style:font-name-complex="Arial" style:font-weight-complex="bold" fo:color="#000000" fo:font-size="10pt" style:font-size-asian="10pt" style:font-size-complex="10pt"/>
    </style:style>
    <style:style style:name="P331" style:parent-style-name="Normal" style:family="paragraph">
      <style:paragraph-properties fo:text-align="end"/>
    </style:style>
    <style:style style:name="T33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3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3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3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3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3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3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339" style:parent-style-name="Normal" style:family="paragraph">
      <style:paragraph-properties fo:text-align="end"/>
      <style:text-properties style:font-name="Arial" style:font-name-complex="Arial" style:font-weight-complex="bold" fo:font-size="10pt" style:font-size-asian="10pt" style:font-size-complex="10pt"/>
    </style:style>
    <style:style style:name="P340" style:parent-style-name="Normal" style:family="paragraph">
      <style:paragraph-properties fo:text-align="end"/>
      <style:text-properties style:font-name="Arial" style:font-name-complex="Arial" style:font-weight-complex="bold" fo:font-size="10pt" style:font-size-asian="10pt" style:font-size-complex="10pt"/>
    </style:style>
    <style:style style:name="P341" style:parent-style-name="Normal" style:family="paragraph">
      <style:paragraph-properties fo:text-align="end"/>
      <style:text-properties style:font-name="Arial" style:font-name-complex="Arial" style:font-weight-complex="bold" fo:font-size="10pt" style:font-size-asian="10pt" style:font-size-complex="10pt"/>
    </style:style>
    <style:style style:name="P342" style:parent-style-name="Normal" style:family="paragraph">
      <style:paragraph-properties fo:text-align="end"/>
      <style:text-properties style:font-name="Arial" style:font-name-complex="Arial" style:font-weight-complex="bold" fo:font-size="10pt" style:font-size-asian="10pt" style:font-size-complex="10pt"/>
    </style:style>
    <style:style style:name="P343" style:parent-style-name="Normal" style:family="paragraph">
      <style:paragraph-properties fo:text-align="end"/>
      <style:text-properties style:font-name="Arial" style:font-name-complex="Arial" style:font-weight-complex="bold" fo:font-size="10pt" style:font-size-asian="10pt" style:font-size-complex="10pt"/>
    </style:style>
    <style:style style:name="TableColumn345" style:family="table-column">
      <style:table-column-properties style:column-width="4.702in"/>
    </style:style>
    <style:style style:name="Table344" style:family="table">
      <style:table-properties style:width="4.702in" fo:margin-left="0in" table:align="left"/>
    </style:style>
    <style:style style:name="TableRow346" style:family="table-row">
      <style:table-row-properties style:min-row-height="0.5409in"/>
    </style:style>
    <style:style style:name="TableCell347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348" style:parent-style-name="Normal" style:family="paragraph">
      <style:paragraph-properties fo:text-align="center"/>
    </style:style>
    <style:style style:name="T3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50" style:parent-style-name="Normal" style:family="paragraph">
      <style:paragraph-properties fo:text-align="center"/>
    </style:style>
    <style:style style:name="T35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5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5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5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5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56" style:parent-style-name="Normal" style:family="paragraph">
      <style:paragraph-properties fo:text-align="center"/>
    </style:style>
    <style:style style:name="T3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5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language-asian="en" style:country-asian="US"/>
    </style:style>
    <style:style style:name="P35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language-asian="en" style:country-asian="US"/>
    </style:style>
    <style:style style:name="P36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language-asian="en" style:country-asian="US"/>
    </style:style>
    <style:style style:name="P361" style:parent-style-name="Normal" style:family="paragraph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RELATÓRIO TÉCNICO III</text:p>
      <text:p text:style-name="P6"/>
      <text:p text:style-name="P7"><text:bookmark-start text:name="bkmTituloProName"/><text:span text:style-name="T8">Product/Technical/Name</text:span><text:bookmark-end text:name="bkmTituloProName"/></text:p>
      <text:p text:style-name="P9"/>
      <text:p text:style-name="P10">PRODUTO TÉCNICO por EQUIVALÊNCIA</text:p>
      <text:p text:style-name="P11"/>
      <text:p text:style-name="P12">a)<text:s/>Nome(s) e endereço(s) completo(s) do(s) fabricante(s) e do(s) fornecedor(s) do produto a<text:s/>ser avaliado;</text:p>
      <text:p text:style-name="P13"/>
      <text:p text:style-name="P14">FABRICANTE DO PRODUTO TÉCNICO:</text:p>
      <text:p text:style-name="P15"/>
      <text:p text:style-name="P16"><text:bookmark-start text:name="bkmFabNome"/><text:bookmark-start text:name="bkmFabricante"/><text:span text:style-name="T17">Source/Name</text:span><text:bookmark-end text:name="bkmFabNome"/></text:p>
      <text:p text:style-name="P18"><text:bookmark-start text:name="bkmFabEndereco"/><text:span text:style-name="T19">Souce/Address</text:span><text:bookmark-end text:name="bkmFabEndereco"/></text:p>
      <text:p text:style-name="P20"/>
      <text:p text:style-name="P21"><text:bookmark-end text:name="bkmFabricante"/>IMPORTADOR DO PRODUTO TÉCNICO:</text:p>
      <text:p text:style-name="P22"/>
      <text:p text:style-name="P23"><text:bookmark-start text:name="bkmImpNome"/><text:span text:style-name="T24">Source/Name</text:span><text:bookmark-end text:name="bkmImpNome"/><text:span text:style-name="T25"><text:tab/></text:span></text:p>
      <text:p text:style-name="P26"/>
      <text:p text:style-name="P27"><text:bookmark-start text:name="bkmImpEndereco"/><text:span text:style-name="T28">Source/Address</text:span><text:bookmark-end text:name="bkmImpEndereco"/></text:p>
      <text:p text:style-name="P29"><text:bookmark-start text:name="bkmImpCidade"/><text:span text:style-name="T30">Source/City</text:span><text:bookmark-end text:name="bkmImpCidade"/><text:span text:style-name="T31">/</text:span><text:bookmark-start text:name="bkmImpEstado"/><text:span text:style-name="T32">Source/State</text:span><text:bookmark-end text:name="bkmImpEstado"/><text:span text:style-name="T33"><text:s/>– CEP<text:s/></text:span><text:bookmark-start text:name="bkmImpCep"/><text:span text:style-name="T34">Souce/CEP</text:span><text:bookmark-end text:name="bkmImpCep"/></text:p>
      <text:p text:style-name="P35"><text:span text:style-name="T36">Tel. (</text:span><text:bookmark-start text:name="bkmImpDdd"/><text:span text:style-name="T37">Source/Area code</text:span><text:bookmark-end text:name="bkmImpDdd"/><text:span text:style-name="T38">)<text:s/></text:span><text:bookmark-start text:name="bkmImpFone"/><text:span text:style-name="T39">Souce/Phone</text:span><text:bookmark-end text:name="bkmImpFone"/><text:span text:style-name="T40"><text:s/>– Fax: (</text:span><text:bookmark-start text:name="bkmImpDddFax"/><text:span text:style-name="T41">Source/Area code</text:span><text:bookmark-end text:name="bkmImpDddFax"/><text:span text:style-name="T42">)<text:s/></text:span><text:bookmark-start text:name="bkmImpFax"/><text:span text:style-name="T43">Source/Fax</text:span><text:bookmark-end text:name="bkmImpFax"/></text:p>
      <text:p text:style-name="P44"><text:span text:style-name="T45">CNPJ:<text:s/></text:span><text:bookmark-start text:name="bkmImpCnpj"/><text:span text:style-name="T46">Source/Identification number</text:span><text:bookmark-end text:name="bkmImpCnpj"/><text:span text:style-name="T47"><text:s/>– Inscrição Estadual:<text:s/></text:span><text:bookmark-start text:name="bmkImpInscricao"/><text:span text:style-name="T48">Source/Governmental registration code</text:span><text:bookmark-end text:name="bmkImpInscricao"/></text:p>
      <text:p text:style-name="P49"><text:span text:style-name="T50">Registro Estadual n</text:span><text:span text:style-name="T51">o</text:span><text:span text:style-name="T52"><text:s/></text:span><text:bookmark-start text:name="bkmImpRegistro"/><text:span text:style-name="T53">Source/Governmental registration code</text:span><text:bookmark-end text:name="bkmImpRegistro"/></text:p>
      <text:p text:style-name="P54"><text:span text:style-name="T55">Registro de</text:span><text:span text:style-name="T56"><text:s/></text:span><text:span text:style-name="T57">agência</text:span><text:span text:style-name="T58"><text:s/></text:span><text:span text:style-name="T59">governamental</text:span><text:span text:style-name="T60">:</text:span><text:span text:style-name="T61"><text:s/></text:span><text:bookmark-start text:name="bkmImpOrg"/><text:span text:style-name="T62">Source/Governmental registration agency</text:span><text:bookmark-end text:name="bkmImpOrg"/></text:p>
      <text:p text:style-name="P63"/>
      <text:p text:style-name="P64">b) número(s) de código do(s) ingrediente(s) ativo(s) no Chemical Abstracts Service Registry<text:s/>(CAS);</text:p>
      <text:p text:style-name="P65"/>
      <text:p text:style-name="P66"><text:span text:style-name="T67">CAS nº<text:s/></text:span><text:bookmark-start text:name="bkmCas"/><text:span text:style-name="T68">Product/Active ingredient/CAS number</text:span><text:bookmark-end text:name="bkmCas"/></text:p>
      <text:h text:style-name="P69" text:outline-level="1"/>
      <text:h text:style-name="P70" text:outline-level="1">c)<text:s/>Esquema do processo produtivo do produto, contemplando suas etapas de síntese, seus<text:s/>subprodutos e impurezas;<text:s/>(Anexo 16.5)</text:h>
      <text:h text:style-name="P71" text:outline-level="1"/>
      <text:p text:style-name="P72"><text:span text:style-name="T73">Seguem anexas as c</text:span><text:span text:style-name="T74">ópias autenticadas das</text:span><text:span text:style-name="T75"><text:s/></text:span><text:span text:style-name="T76">declarações fornecidas pelo fabricante e de suas respectivas traduções juramentadas:</text:span></text:p>
      <text:p text:style-name="P77"/>
      <text:p text:style-name="P78"><text:bookmark-start text:name="bkmSouName5"/><text:span text:style-name="T79">Source/Name</text:span><text:bookmark-end text:name="bkmSouName5"/></text:p>
      <text:p text:style-name="P80"/>
      <text:p text:style-name="P81"><text:bookmark-start text:name="bkmCartaAuto"/><text:span text:style-name="T82">Carta de Autorização de Acesso de Uso de Dados -<text:s/></text:span><text:bookmark-start text:name="bkmCarta"/><text:span text:style-name="T83">Product/Techinical/ Received document / title. page. date</text:span><text:bookmark-end text:name="bkmCarta"/><text:span text:style-name="T84"><text:s/></text:span></text:p>
      <text:p text:style-name="P85"><text:bookmark-end text:name="bkmCartaAuto"/></text:p>
      <text:p text:style-name="P86"><text:span text:style-name="T87">Descrição do processo de produção do produto técnico fornecida pelo fabricante</text:span><text:span text:style-name="T88"><text:s/>-<text:s/></text:span><text:bookmark-start text:name="bkmProce"/><text:span text:style-name="T89">Product/Techinical/ Received document / title. page. date</text:span><text:bookmark-end text:name="bkmProce"/><text:span text:style-name="T90">. <text:s/></text:span></text:p>
      <text:p text:style-name="P91"/>
      <text:p text:style-name="P92"><text:span text:style-name="T93">Discussão sobre a formação teórica de todas as possíveis impurezas geradas no processo de fabricação do produto técnico -<text:s/></text:span><text:bookmark-start text:name="bkmDisc"/><text:span text:style-name="T94">Product/Techinical/ Received document / title. page. date</text:span><text:bookmark-end text:name="bkmDisc"/><text:span text:style-name="T95">.</text:span></text:p>
      <text:h text:style-name="P96" text:outline-level="1"/>
      <text:h text:style-name="P97" text:outline-level="1"><text:span text:style-name="T98">Declaração do fabricante assegurando o fornecimento do produto para o registrante conforme as especificações do registro -<text:s/></text:span><text:bookmark-start text:name="bkmForne"/><text:span text:style-name="T99">Product/Techinical/ Received document / title. page. date</text:span><text:bookmark-end text:name="bkmForne"/><text:span text:style-name="T100">.</text:span></text:h>
      <text:h text:style-name="P101" text:outline-level="1"/>
      <text:h text:style-name="P102" text:outline-level="1">d)<text:s/>Declaração, com laudo em anexo, da composição quali-quantitativa do produto<text:s/>técnico,<text:s/>relativo a cada um dos fabricantes, incluindo suas impurezas com<text:s/>concentrações iguais ou<text:s/>superiores a 0,1% toxicologicamente significativas<text:s/>presentes,<text:s/><text:soft-page-break/>bem como dos limites mínimo e<text:s/>máximo de variação do teor de cada<text:s/>componente do produto;<text:s/>(Anexo 16.1)</text:h>
      <text:h text:style-name="P103" text:outline-level="1"/>
      <text:p text:style-name="P104"><text:span text:style-name="T105">Segue anex</text:span><text:span text:style-name="T106">a a<text:s/></text:span><text:span text:style-name="T107">Declaração da Composição Quali</text:span><text:span text:style-name="T108">-</text:span><text:span text:style-name="T109">Quantitativa</text:span><text:span text:style-name="T110"><text:s/>para o produto<text:s/></text:span><text:span text:style-name="T111"><text:s/></text:span><text:bookmark-start text:name="bkmProName1"/><text:span text:style-name="T112">Product/Technical/Name</text:span><text:bookmark-end text:name="bkmProName1"/><text:span text:style-name="T113"><text:s/>elaborada com base no estudo de análise de cinco bateladas.</text:span><text:span text:style-name="T114"><text:s/></text:span><text:bookmark-start text:name="bkm5bRef"/><text:span text:style-name="T115">Studies/Physical, eco and toxicological/Code. "Title". Laboratoy. Director, Page, End Date.</text:span><text:bookmark-end text:name="bkm5bRef"/></text:p>
      <text:p text:style-name="P116"/>
      <text:p text:style-name="P117"><text:span text:style-name="T118">Estas informações e documentos estão constantes no Anexo 16.1</text:span></text:p>
      <text:h text:style-name="P119" text:outline-level="1"/>
      <text:h text:style-name="P120" text:outline-level="1">e) Declaração, com laudo em anexo, de identificação e quantificação de<text:s/>subprodutos ou<text:s/>impurezas presentes no produto técnico em concentrações<text:s/>inferiores a 0,1 %, quando<text:s/>significativas do ponto de vista toxicológico e ambiental.<text:s/>Em havendo mais de um fabricante,<text:s/>apresentar laudos específicos;<text:s/>(Anexo 16.1)</text:h>
      <text:h text:style-name="P121" text:outline-level="1"/>
      <text:h text:style-name="Título1" text:outline-level="1"><text:span text:style-name="T122">As impurezas são discutidas na</text:span><text:span text:style-name="T123"><text:s/>“</text:span><text:span text:style-name="T124">Declaração da </text:span><text:span text:style-name="T125">Composição Qualitativa e Quantitativa” </text:span><text:span text:style-name="T126">do produto<text:s/></text:span><text:bookmark-start text:name="bkmProdName"/><text:span text:style-name="T127">Product/Tecnical/Name</text:span><text:bookmark-end text:name="bkmProdName"/><text:span text:style-name="T128">,</text:span><text:span text:style-name="T129"><text:s/>elaborada com base no estudo <text:s/>de análise de cinco bateladas.<text:s/></text:span></text:h>
      <text:h text:style-name="P130" text:outline-level="1"/>
      <text:h text:style-name="Título1" text:outline-level="1"><text:span text:style-name="T131">Estas informações e documentos estão constantes no Anexo 16.1</text:span></text:h>
      <text:h text:style-name="P132" text:outline-level="1"/>
      <text:h text:style-name="P133" text:outline-level="1">f)<text:s/>Descrição da(s) metodologia(s) analítica(s) para caracterização quali-quantitativa do<text:s/>ingrediente ativo e, quando pertinente, das impurezas toxicologicamente<text:s/>significativas;</text:h>
      <text:p text:style-name="P134"/>
      <text:h text:style-name="Título1" text:outline-level="1"><text:span text:style-name="T135">As impurezas são discutidas na </text:span><text:span text:style-name="T136">“Declaração da </text:span><text:span text:style-name="T137">Composição Qualitativa e Quantitativa”</text:span><text:span text:style-name="T138"> </text:span><text:span text:style-name="T139">do produto<text:s/></text:span><text:bookmark-start text:name="bkmProdName2"/><text:span text:style-name="T140">Product/Tecnical/Name</text:span><text:bookmark-end text:name="bkmProdName2"/><text:span text:style-name="T141">;</text:span></text:h>
      <text:h text:style-name="Título1" text:outline-level="1"><text:span text:style-name="T142"> </text:span></text:h>
      <text:h text:style-name="Título1" text:outline-level="1"><text:span text:style-name="T143">A metologia analítica quali-quantitativa do ingrediente ativo e suas impurezas encontram-se descritas no Estudo de Análise de Cinco Bateladas do produto;</text:span></text:h>
      <text:h text:style-name="Título1" text:outline-level="1"><text:span text:style-name="T144"> </text:span></text:h>
      <text:h text:style-name="Título1" text:outline-level="1"><text:span text:style-name="T145">Estas informações e documentos estão constantes no Anexo 16.1</text:span></text:h>
      <text:p text:style-name="P146"/>
      <text:p text:style-name="P147"><text:span text:style-name="T148">g)<text:s/></text:span><text:span text:style-name="T149">Teste e informações constantes no Anexo IV – Portaria Normativa nº84/96</text:span><text:span text:style-name="T150">:</text:span></text:p>
      <text:p text:style-name="P151"/>
      <text:p text:style-name="P152">Este Relatório Técnico contém as informações e documentos exigidos no Anexo II, item 16.6<text:s/>do Decreto 4.074/02, alterado pelo Dec. 5.981/06.</text:p>
      <text:p text:style-name="P153"/>
      <text:p text:style-name="P154"><text:span text:style-name="T155">C.</text:span><text:bookmark-start text:name="bkmPonFusEbuNum"/><text:span text:style-name="T156">5</text:span><text:bookmark-end text:name="bkmPonFusEbuNum"/><text:span text:style-name="T157"><text:s/>- Ponto de<text:s/></text:span><text:bookmark-start text:name="bkmPonFusEbu"/><text:span text:style-name="T158">fusão</text:span><text:span text:style-name="T159">/ebulição</text:span><text:bookmark-end text:name="bkmPonFusEbu"/><text:span text:style-name="T160"><text:s/></text:span><text:span text:style-name="T161">(Anexo 16.3)</text:span></text:p>
      <text:p text:style-name="P162"/>
      <text:p text:style-name="P163"><text:span text:style-name="T164">Resumo</text:span><text:span text:style-name="T165">:<text:s/></text:span><text:bookmark-start text:name="bkmPonFusResumo"/><text:span text:style-name="T166">Studies/Physical, eco and toxicological/Summary BR</text:span><text:bookmark-end text:name="bkmPonFusResumo"/></text:p>
      <text:p text:style-name="P167"><text:span text:style-name="T168">Resultado</text:span><text:span text:style-name="T169">:<text:s/></text:span><text:bookmark-start text:name="bkmPonFusResultado"/><text:span text:style-name="T170">Studies/Physical, eco and toxicological/Result BR</text:span><text:bookmark-end text:name="bkmPonFusResultado"/></text:p>
      <text:p text:style-name="P171"><text:span text:style-name="T172">Ref.:</text:span><text:span text:style-name="T173"><text:s/></text:span><text:bookmark-start text:name="bkmPonFusReferencia"/><text:span text:style-name="T174">Studies/Physical, eco and toxicological/Code. "Title". Laboratoy. Director, Page, End Date</text:span><text:bookmark-end text:name="bkmPonFusReferencia"/></text:p>
      <text:p text:style-name="P175"/>
      <text:p text:style-name="P176"><text:span text:style-name="T177">C.7 - Pressão de vapor<text:s/></text:span><text:span text:style-name="T178">(Anexo 16.4)</text:span></text:p>
      <text:p text:style-name="P179"/>
      <text:p text:style-name="P180"><text:span text:style-name="T181">Resumo</text:span><text:span text:style-name="T182">:<text:s/></text:span><text:bookmark-start text:name="bkmPreVapResumo"/><text:span text:style-name="T183">Studies/Physical, eco and toxicological/Summary BR</text:span><text:bookmark-end text:name="bkmPreVapResumo"/></text:p>
      <text:p text:style-name="P184"><text:span text:style-name="T185">Resultado</text:span><text:span text:style-name="T186">:<text:s/></text:span><text:bookmark-start text:name="bkmPreVapResultado"/><text:span text:style-name="T187">Studies/Physical, eco and toxicological/Result BR</text:span><text:bookmark-end text:name="bkmPreVapResultado"/></text:p>
      <text:p text:style-name="P188"><text:span text:style-name="T189">Ref.:</text:span><text:span text:style-name="T190"><text:s/></text:span><text:bookmark-start text:name="bkmPreVapReferencia"/><text:span text:style-name="T191">Studies/Physical, eco and toxicological/Code. "Title". Laboratoy. Director, Page, End Date</text:span><text:bookmark-end text:name="bkmPreVapReferencia"/></text:p>
      <text:p text:style-name="P192"/>
      <text:p text:style-name="P193"><text:span text:style-name="T194">C.8 -</text:span><text:span text:style-name="T195"><text:s/>Solubilidade em água</text:span><text:span text:style-name="T196"><text:s/></text:span><text:span text:style-name="T197">(Anexo 16.5)</text:span></text:p>
      <text:p text:style-name="P198"/>
      <text:p text:style-name="P199"><text:span text:style-name="T200">Resumo</text:span><text:span text:style-name="T201">:<text:s/></text:span><text:bookmark-start text:name="bkmSolAguResumo"/><text:span text:style-name="T202">Studies/Physical, eco and toxicological/Summary BR</text:span><text:bookmark-end text:name="bkmSolAguResumo"/></text:p>
      <text:p text:style-name="P203"><text:span text:style-name="T204">Resultado</text:span><text:span text:style-name="T205">:<text:s/></text:span><text:bookmark-start text:name="bkmSolAguResultado"/><text:span text:style-name="T206">Studies/Physical, eco and toxicological/Result BR</text:span><text:bookmark-end text:name="bkmSolAguResultado"/></text:p>
      <text:p text:style-name="P207"><text:span text:style-name="T208">Ref.:</text:span><text:span text:style-name="T209"><text:s/></text:span><text:bookmark-start text:name="bkmSolAguReferencia"/><text:span text:style-name="T210">Studies/Physical, eco and toxicological/Code.<text:s/></text:span><text:span text:style-name="T211">"Title". Laboratoy. Director, Page, End Date</text:span><text:bookmark-end text:name="bkmSolAguReferencia"/></text:p>
      <text:p text:style-name="P212"/>
      <text:p text:style-name="P213"><text:span text:style-name="T214">C.14 -<text:s/></text:span><text:span text:style-name="T215">Coeficiente de partição N-octanol/água<text:s/></text:span><text:span text:style-name="T216">(Anexo 16.6)</text:span></text:p>
      <text:p text:style-name="P217"/>
      <text:p text:style-name="P218"><text:span text:style-name="T219">Resumo</text:span><text:span text:style-name="T220">:<text:s/></text:span><text:bookmark-start text:name="bkmCoeParResumo"/><text:span text:style-name="T221">Studies/Physical, eco and toxicological/Summary BR</text:span><text:bookmark-end text:name="bkmCoeParResumo"/></text:p>
      <text:p text:style-name="P222"><text:span text:style-name="T223">Resultado</text:span><text:span text:style-name="T224">:<text:s/></text:span><text:bookmark-start text:name="bkmCoeParResultado"/><text:span text:style-name="T225">Studies/Physical, eco and toxicological/Result BR</text:span><text:bookmark-end text:name="bkmCoeParResultado"/></text:p>
      <text:p text:style-name="P226"><text:span text:style-name="T227">Ref.:</text:span><text:span text:style-name="T228"><text:s/></text:span><text:bookmark-start text:name="bkmCoeParReferencia"/><text:span text:style-name="T229">Studies/Physical, eco and toxicological/Code.<text:s/></text:span><text:span text:style-name="T230">"Title". Laboratoy. Director, Page, End Date</text:span><text:bookmark-end text:name="bkmCoeParReferencia"/></text:p>
      <text:p text:style-name="P231"/>
      <text:p text:style-name="P232"><text:span text:style-name="T233">h)<text:s/></text:span><text:span text:style-name="T234">Outros dados, informações ou documentos exigidos em normas complementares;</text:span></text:p>
      <text:p text:style-name="P235"/>
      <text:p text:style-name="P236">Produto de referência, indicando o número de registro<text:s/>(Anexo 15):</text:p>
      <text:p text:style-name="P237"/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Produto de Referência</text:p>
          </table:table-cell>
          <table:table-cell table:style-name="TableCell244">
            <text:p text:style-name="P245">Nº Registro MAPA</text:p>
          </table:table-cell>
        </table:table-row>
        <table:table-row table:style-name="TableRow246">
          <table:table-cell table:style-name="TableCell247">
            <text:p text:style-name="P248"><text:bookmark-start text:name="bkmProRefNome"/><text:span text:style-name="T249">Product/Technical/Information/Description</text:span><text:bookmark-end text:name="bkmProRefNome"/></text:p>
          </table:table-cell>
          <table:table-cell table:style-name="TableCell250">
            <text:p text:style-name="P251"><text:bookmark-start text:name="bkmProRefRegistro"/><text:span text:style-name="T252">Product/Technical/Information/Description</text:span><text:bookmark-end text:name="bkmProRefRegistro"/></text:p>
          </table:table-cell>
        </table:table-row>
      </table:table>
      <text:p text:style-name="P253"/>
      <text:p text:style-name="P254"><text:span text:style-name="T255">Segue anexa a Lista Positiva de Referência publicada pela ANVISA</text:span><text:span text:style-name="T256">.</text:span></text:p>
      <text:p text:style-name="P257"/>
      <text:p text:style-name="P258">Descrição das embalagens: tipo, material, capacidade volumétrica e tipo de rotulagem:</text:p>
      <text:p text:style-name="P259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Normal"><text:span text:style-name="T266">Tipo de embalagem:<text:s/></text:span></text:p>
          </table:table-cell>
          <table:table-cell table:style-name="TableCell267">
            <text:p text:style-name="P268"><text:span text:style-name="T269">Material:</text:span></text:p>
          </table:table-cell>
          <table:table-cell table:style-name="TableCell270">
            <text:p text:style-name="P271"><text:span text:style-name="T272">Capacidade de acondicionamento:</text:span></text:p>
          </table:table-cell>
        </table:table-row>
        <table:table-row table:style-name="TableRow273">
          <table:table-cell table:style-name="TableCell274">
            <text:p text:style-name="P275"><text:bookmark-start text:name="bkmEmbTipo"/><text:bookmark-start text:name="bkmEmbalagem"/><text:span text:style-name="T276">Product/Packaging/Type</text:span><text:bookmark-end text:name="bkmEmbTipo"/></text:p>
          </table:table-cell>
          <table:table-cell table:style-name="TableCell277">
            <text:p text:style-name="P278"><text:bookmark-start text:name="bkmEmbMaterial"/><text:span text:style-name="T279">Product/Packaging/Material</text:span><text:bookmark-end text:name="bkmEmbMaterial"/></text:p>
          </table:table-cell>
          <table:table-cell table:style-name="TableCell280">
            <text:p text:style-name="P281"><text:bookmark-start text:name="bkmEmbCapacidade"/><text:span text:style-name="T282">Product/Packaging/Capacity</text:span><text:bookmark-end text:name="bkmEmbCapacidade"/></text:p>
          </table:table-cell>
        </table:table-row>
      </table:table>
      <text:p text:style-name="P283"><text:bookmark-end text:name="bkmEmbalagem"/></text:p>
      <text:p text:style-name="P284"><text:span text:style-name="T285">Observação:</text:span><text:span text:style-name="T286"><text:s/>Tecido com proteção impermeável, estruturado com cintos de reforços externos e internos em polipropileno ou poliéster, com 4 ganchos para suporte e carregamento, boca de carga e descarga e bolsa externa para documentos.</text:span></text:p>
      <text:p text:style-name="P287"/>
      <text:p text:style-name="P288">Comprovante de recolhimento do valor relativo ao Check-list, constante do Anexo IX, através do Documento Técnico de Arrecadação - DUA:</text:p>
      <text:p text:style-name="P289"/>
      <text:p text:style-name="P290">Segue anexas à capa do requerimento:</text:p>
      <text:p text:style-name="P291"/>
      <text:p text:style-name="P292"><text:span text:style-name="T293">-<text:s/></text:span><text:span text:style-name="T294">2 vias do Peticionamento Eletrônico<text:s/></text:span><text:span text:style-name="T295">nº<text:s/></text:span><text:bookmark-start text:name="bmkPetNumero"/><text:span text:style-name="T296">Federal Registration/Tax/Petitioning number</text:span><text:bookmark-end text:name="bmkPetNumero"/></text:p>
      <text:p text:style-name="P297"/>
      <text:p text:style-name="P298"><text:span text:style-name="T299">-<text:s/></text:span><text:span text:style-name="T300">Comprovante de pagamento da taxa de conferência de documentação técnica para avaliação e registro de agrotóxicos e afins no valor de R$<text:s/></text:span><text:bookmark-start text:name="bmkTaxValor"/><text:span text:style-name="T301">Federal Registration/Tax/Price</text:span><text:bookmark-end text:name="bmkTaxValor"/><text:span text:style-name="T302">.</text:span></text:p>
      <text:p text:style-name="P303"/>
      <text:p text:style-name="P304"><text:span text:style-name="T305">-<text:s/></text:span><text:span text:style-name="T306">Justificativa esclarecendo as diferenças de dados numéricos entre o Peticionamento Eletrônico nº<text:s/></text:span><text:bookmark-start text:name="bmkPetNumero2"/><text:span text:style-name="T307">Federal Registration/Tax/Petitioning number</text:span><text:bookmark-end text:name="bmkPetNumero2"/><text:span text:style-name="T308"><text:s/>e o Requerimento de Registro de Produto Equivalente do<text:s/></text:span><text:bookmark-start text:name="bkmCheProNome"/><text:span text:style-name="T309">Product/Technical/Name</text:span><text:bookmark-end text:name="bkmCheProNome"/><text:span text:style-name="T310">.</text:span></text:p>
      <text:p text:style-name="P311"/>
      <text:p text:style-name="P312"><text:span text:style-name="T313">Cópia do Certificado de Registro Especial Temporário – RET quando houver testes realizados no Brasil.<text:s/></text:span><text:span text:style-name="T314">(Anexo 11</text:span><text:span text:style-name="T315">.1</text:span><text:span text:style-name="T316">0</text:span><text:span text:style-name="T317">)</text:span></text:p>
      <text:p text:style-name="P318"/>
      <text:p text:style-name="P319"><text:bookmark-start text:name="bkmRet"/><text:span text:style-name="T320">Segue cópia autenticada do RET nº<text:s/></text:span><text:bookmark-start text:name="bkmRetNumero"/><text:span text:style-name="T321">Sample/EUP/Certificate number</text:span><text:bookmark-end text:name="bkmRetNumero"/><text:span text:style-name="T322"><text:s/>emitido em<text:s/></text:span><text:bookmark-start text:name="bkmRetData"/><text:span text:style-name="T323">Sample/EUP/Certificate date</text:span><text:bookmark-end text:name="bkmRetData"/><text:span text:style-name="T324"><text:s/>com validade até<text:s/></text:span><text:bookmark-start text:name="bkmRetValidade"/><text:span text:style-name="T325">Sample/EUP/Certificate expiration</text:span><text:bookmark-end text:name="bkmRetValidade"/><text:span text:style-name="T326">, que suporta as pesquisas realizadas para o produto codificado como<text:s/></text:span><text:bookmark-start text:name="bkmRetProCodigo"/><text:span text:style-name="T327">Product/Technical/Code</text:span><text:bookmark-end text:name="bkmRetProCodigo"/><text:span text:style-name="T328">.</text:span><text:span text:style-name="T329"><text:s/></text:span><text:bookmark-end text:name="bkmRet"/></text:p>
      <text:p text:style-name="P330"/>
      <text:p text:style-name="P331"><text:span text:style-name="T332">Curitiba,<text:s/></text:span><text:bookmark-start text:name="bkmData"/><text:span text:style-name="T333"> </text:span><text:span text:style-name="T334"> </text:span><text:span text:style-name="T335"> </text:span><text:span text:style-name="T336"> </text:span><text:span text:style-name="T337"> </text:span><text:bookmark-end text:name="bkmData"/><text:span text:style-name="T338">.</text:span></text:p>
      <text:p text:style-name="P339"/>
      <text:p text:style-name="P340"/>
      <text:p text:style-name="P341"/>
      <text:p text:style-name="P342"/>
      <text:p text:style-name="P343"/>
      <table:table table:style-name="Table344">
        <table:table-columns>
          <table:table-column table:style-name="TableColumn345"/>
        </table:table-columns>
        <table:table-row table:style-name="TableRow346">
          <table:table-cell table:style-name="TableCell347">
            <text:soft-page-break/>
            <text:p text:style-name="P348"><text:span text:style-name="T349">ALTA – América Latina Tecnologia Agrícola</text:span></text:p>
            <text:p text:style-name="P350"><text:bookmark-start text:name="bkmAssCargo"/><text:span text:style-name="T351">User/Job title</text:span><text:bookmark-end text:name="bkmAssCargo"/><text:span text:style-name="T352"><text:s/></text:span><text:bookmark-start text:name="bkmAssNome"/><text:span text:style-name="T353">User/Name</text:span><text:bookmark-end text:name="bkmAssNome"/><text:span text:style-name="T354"><text:s/>/<text:s/></text:span><text:bookmark-start text:name="bkmAssCr"/><text:span text:style-name="T355">User/Regional council</text:span><text:bookmark-end text:name="bkmAssCr"/></text:p>
            <text:p text:style-name="P356"><text:span text:style-name="T357">Responsável Técnico e Representante Legal</text:span></text:p>
          </table:table-cell>
        </table:table-row>
      </table:table>
      <text:p text:style-name="P358"/>
      <text:p text:style-name="P359"/>
      <text:p text:style-name="P360"/>
      <text:p text:style-name="P361"/>
      <text:p text:style-name="P3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/>
      <style:text-properties fo:font-weight="bold" style:font-weight-asian="bold" style:font-weight-complex="bold" fo:font-size="10pt" style:font-size-asian="10pt" style:font-size-complex="1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style:font-weight-complex="bold" fo:font-style="italic" style:font-style-asian="italic" style:font-style-complex="italic" fo:font-size="11pt" style:font-size-asian="11pt" fo:language="en" fo:country="U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center"/>
      <style:text-properties fo:font-weight="bold" style:font-weight-asian="bold" style:font-weight-complex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center"/>
      <style:text-properties fo:font-weight="bold" style:font-weight-asian="bold" style:font-weight-complex="bold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style:font-weight-complex="bold" fo:font-size="11pt" style:font-size-asian="11pt" fo:language="pt" fo:country="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/>
      <style:text-properties fo:font-weight="bold" style:font-weight-asian="bold" style:font-weight-complex="bold" fo:color="#FF0000" fo:font-size="11pt" style:font-size-asian="11pt" style:font-size-complex="10pt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Calibri" fo:font-style="italic" style:font-style-asian="italic" style:font-style-complex="italic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fo:hyphenate="false"/>
    </style:style>
    <style:style style:name="Textoindependiente" style:display-name="Texto independiente" style:family="paragraph" style:parent-style-name="Normal">
      <style:paragraph-properties fo:text-align="justify"/>
      <style:text-properties style:font-size-complex="10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extoindependiente2" style:display-name="Texto independiente 2" style:family="paragraph" style:parent-style-name="Normal">
      <style:paragraph-properties fo:text-align="justify"/>
      <style:text-properties fo:font-weight="bold" style:font-weight-asian="bold" style:font-weight-complex="bold" fo:font-size="11pt" style:font-size-asian="11pt" style:font-size-complex="10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extoindependiente3" style:display-name="Texto independiente 3" style:family="paragraph" style:parent-style-name="Normal">
      <style:paragraph-properties fo:text-align="justify"/>
      <style:text-properties fo:font-size="11pt" style:font-size-asian="11pt" style:font-size-complex="10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/>
    </style:style>
    <style:style style:name="Blockquote" style:display-name="Blockquote" style:family="paragraph" style:parent-style-name="Normal">
      <style:paragraph-properties fo:margin-top="0.0694in" fo:margin-bottom="0.0694in" fo:margin-left="0.25in" fo:margin-right="0.25in">
        <style:tab-stops/>
      </style:paragraph-properties>
      <style:text-properties style:font-size-complex="10pt" style:language-asian="ar" style:country-asian="SA" fo:hyphenate="false"/>
    </style:style>
    <style:style style:name="Sangríadetextonormal" style:display-name="Sangría de texto normal" style:family="paragraph" style:parent-style-name="Normal">
      <style:paragraph-properties fo:text-align="justify" fo:text-indent="0.1972in"/>
      <style:text-properties fo:color="#000000" fo:font-size="11pt" style:font-size-asian="11pt" fo:hyphenate="false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medium_text1" style:display-name="medium_text1" style:family="text" style:parent-style-name="Fuentedepárrafopredeter.">
      <style:text-properties fo:font-size="10pt" style:font-size-asian="10pt" style:font-size-complex="10pt"/>
    </style:style>
    <style:style style:name="Textoindependiente3Car" style:display-name="Texto independiente 3 Car" style:family="text" style:parent-style-name="Fuentedepárrafopredeter.">
      <style:text-properties fo:font-size="11pt" style:font-size-asian="11pt"/>
    </style:style>
    <style:style style:name="Textoindependiente2Car" style:display-name="Texto independiente 2 Car" style:family="text" style:parent-style-name="Fuentedepárrafopredeter.">
      <style:text-properties fo:font-weight="bold" style:font-weight-asian="bold" style:font-weight-complex="bold" fo:font-size="11pt" style:font-size-asian="11pt"/>
    </style:style>
    <style:style style:name="short_text" style:display-name="short_text" style:family="text" style:parent-style-name="Fuentedepárrafopredeter."/>
    <style:style style:name="hps" style:display-name="hps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8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1LVL1" style:family="text">
      <style:text-properties fo:font-weight="bold" style:font-weight-asian="bold" fo:font-style="normal" style:font-style-asian="normal" style:use-window-font-color="true"/>
    </style:style>
    <style:style style:name="WW_CharLFO21LVL2" style:family="text">
      <style:text-properties fo:font-weight="bold" style:font-weight-asian="bold"/>
    </style:style>
    <style:style style:name="WW_CharLFO21LVL3" style:family="text">
      <style:text-properties fo:font-weight="bold" style:font-weight-asian="bold"/>
    </style:style>
    <style:style style:name="WW_CharLFO21LVL4" style:family="text">
      <style:text-properties fo:font-weight="bold" style:font-weight-asian="bold"/>
    </style:style>
    <style:style style:name="WW_CharLFO21LVL5" style:family="text">
      <style:text-properties fo:font-weight="bold" style:font-weight-asian="bold"/>
    </style:style>
    <style:style style:name="WW_CharLFO21LVL6" style:family="text">
      <style:text-properties fo:font-weight="bold" style:font-weight-asian="bold"/>
    </style:style>
    <style:style style:name="WW_CharLFO21LVL7" style:family="text">
      <style:text-properties fo:font-weight="bold" style:font-weight-asian="bold"/>
    </style:style>
    <style:style style:name="WW_CharLFO21LVL8" style:family="text">
      <style:text-properties fo:font-weight="bold" style:font-weight-asian="bold"/>
    </style:style>
    <style:style style:name="WW_CharLFO21LVL9" style:family="text">
      <style:text-properties fo:font-weight="bold" style:font-weight-asian="bold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 fo:font-size="10pt" style:font-size-asian="10pt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Wingdings" style:use-window-font-color="true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Wingdings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Wingdings" style:use-window-font-color="true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Wingdings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Wingdings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Wingdings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Wingdings" style:use-window-font-color="true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Wingdings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/>
      </text:list-level-style-number>
      <text:list-level-style-number text:level="2" text:style-name="WW_CharLFO21LVL2" style:num-format="1" text:display-levels="2" text:start-value="2">
        <style:list-level-properties text:space-before="0.25in" text:min-label-width="0.25in"/>
      </text:list-level-style-number>
      <text:list-level-style-number text:level="3" text:style-name="WW_CharLFO21LVL3" style:num-format="1" text:display-levels="3">
        <style:list-level-properties text:space-before="0.25in" text:min-label-width="0.5in"/>
      </text:list-level-style-number>
      <text:list-level-style-number text:level="4" text:style-name="WW_CharLFO21LVL4" style:num-format="1" text:display-levels="4">
        <style:list-level-properties text:space-before="0.25in" text:min-label-width="0.5in"/>
      </text:list-level-style-number>
      <text:list-level-style-number text:level="5" text:style-name="WW_CharLFO21LVL5" style:num-format="1" text:display-levels="5">
        <style:list-level-properties text:space-before="0.25in" text:min-label-width="0.75in"/>
      </text:list-level-style-number>
      <text:list-level-style-number text:level="6" text:style-name="WW_CharLFO21LVL6" style:num-format="1" text:display-levels="6">
        <style:list-level-properties text:space-before="0.25in" text:min-label-width="0.75in"/>
      </text:list-level-style-number>
      <text:list-level-style-number text:level="7" text:style-name="WW_CharLFO21LVL7" style:num-format="1" text:display-levels="7">
        <style:list-level-properties text:space-before="0.25in" text:min-label-width="1in"/>
      </text:list-level-style-number>
      <text:list-level-style-number text:level="8" text:style-name="WW_CharLFO21LVL8" style:num-format="1" text:display-levels="8">
        <style:list-level-properties text:space-before="0.25in" text:min-label-width="1in"/>
      </text:list-level-style-number>
      <text:list-level-style-number text:level="9" text:style-name="WW_CharLFO21LVL9" style:num-format="1" text:display-levels="9">
        <style:list-level-properties text:space-before="0.25in" text:min-label-width="1in"/>
      </text:list-level-style-number>
    </text:list-style>
    <text:list-style style:name="LFO2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in"/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916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prefix="(" style:num-suffix=")" style:num-format="a" style:num-letter-sync="true">
        <style:list-level-properties text:space-before="0.5416in" text:min-label-width="0.5in"/>
      </text:list-level-style-number>
      <text:list-level-style-number text:level="2" style:num-suffix="." style:num-format="a" style:num-letter-sync="true">
        <style:list-level-properties text:space-before="1.0416in" text:min-label-width="0.25in"/>
      </text:list-level-style-number>
      <text:list-level-style-number text:level="3" style:num-suffix="." style:num-format="i">
        <style:list-level-properties fo:text-align="end" text:space-before="1.6666in" text:min-label-width="0.125in"/>
      </text:list-level-style-number>
      <text:list-level-style-number text:level="4" style:num-suffix="." style:num-format="1">
        <style:list-level-properties text:space-before="2.0416in" text:min-label-width="0.25in"/>
      </text:list-level-style-number>
      <text:list-level-style-number text:level="5" style:num-suffix="." style:num-format="a" style:num-letter-sync="true">
        <style:list-level-properties text:space-before="2.5416in" text:min-label-width="0.25in"/>
      </text:list-level-style-number>
      <text:list-level-style-number text:level="6" style:num-suffix="." style:num-format="i">
        <style:list-level-properties fo:text-align="end" text:space-before="3.1666in" text:min-label-width="0.125in"/>
      </text:list-level-style-number>
      <text:list-level-style-number text:level="7" style:num-suffix="." style:num-format="1">
        <style:list-level-properties text:space-before="3.5416in" text:min-label-width="0.25in"/>
      </text:list-level-style-number>
      <text:list-level-style-number text:level="8" style:num-suffix="." style:num-format="a" style:num-letter-sync="true">
        <style:list-level-properties text:space-before="4.0416in" text:min-label-width="0.25in"/>
      </text:list-level-style-number>
      <text:list-level-style-number text:level="9" style:num-suffix="." style:num-format="i">
        <style:list-level-properties fo:text-align="end" text:space-before="4.6666in" text:min-label-width="0.125in"/>
      </text:list-level-style-number>
    </text:list-style>
    <text:list-style style:name="LFO29">
      <text:list-level-style-bullet text:level="1" text:style-name="WW_CharLFO29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29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1.3777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79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end" fo:margin-right="-0.6895in"/>
      <style:text-properties style:font-name="Arial" style:font-name-complex="Arial" fo:font-weight="bold" style:font-weight-asian="bold" style:font-weight-complex="bold" fo:color="#A6A6A6" fo:font-size="8pt" style:font-size-asian="8pt"/>
    </style:style>
    <style:style style:name="P3" style:parent-style-name="Encabezado" style:family="paragraph">
      <style:paragraph-properties fo:text-align="end" fo:margin-right="-0.6895in"/>
      <style:text-properties style:font-name="Arial" style:font-name-complex="Arial" fo:font-weight="bold" style:font-weight-asian="bold" style:font-weight-complex="bold" fo:color="#A6A6A6" fo:font-size="8pt" style:font-size-asian="8pt"/>
    </style:style>
    <style:style style:name="P4" style:parent-style-name="Piedepágina" style:family="paragraph">
      <style:paragraph-properties fo:text-align="end" fo:text-indent="0.25in"/>
      <style:text-properties style:font-name="Arial" style:font-name-complex="Arial" fo:font-size="8pt" style:font-size-asian="8pt" style:font-size-complex="8pt"/>
    </style:style>
    <style:style style:name="P5" style:parent-style-name="Piedepágina" style:family="paragraph">
      <style:paragraph-properties fo:text-align="end" fo:text-indent="0.25in"/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bookmark-start text:name="bkmHeaderProName"/>PRODUCT/TECHNICAL/NAME<text:bookmark-end text:name="bkmHeaderProName"/></text:p>
        <text:p text:style-name="P3"/>
      </style:header>
      <style:footer>
        <text:p text:style-name="P4"/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SPAÇO PARA PROTOCOLO</dc:title>
    <meta:initial-creator>Chosco</meta:initial-creator>
    <dc:creator>Chosco</dc:creator>
    <meta:creation-date>2012-12-13T19:09:00Z</meta:creation-date>
    <dc:date>2012-12-13T19:09:00Z</dc:date>
    <meta:print-date>2010-01-05T17:46:00Z</meta:print-date>
    <meta:template xlink:href="RTIII-PTE.dotx" xlink:type="simple"/>
    <meta:editing-cycles>1</meta:editing-cycles>
    <meta:editing-duration>PT0S</meta:editing-duration>
    <meta:document-statistic meta:page-count="4" meta:paragraph-count="14" meta:word-count="1142" meta:character-count="7413" meta:row-count="52" meta:non-whitespace-character-count="6285"/>
  </office:meta>
</office:document-meta>
</file>